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QuartzComponent.setScheduler( 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Component.doShut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QuartzComponent.get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Component.get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Component.do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rtzComponent.getEndpoint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Component.do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QuartzComponent.ge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Component.getConfiguredEnd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Component.doIni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QuartzComponent.setEndpoints( QuartzEndpoint [ ] end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QuartzComponent.setFactory( Schedul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